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color="#ff0000" officeooo:rsid="00179a7c" officeooo:paragraph-rsid="00179a7c"/>
    </style:style>
    <style:style style:name="P3" style:family="paragraph" style:parent-style-name="Standard">
      <style:text-properties officeooo:paragraph-rsid="00154a9e"/>
    </style:style>
    <style:style style:name="P4" style:family="paragraph" style:parent-style-name="Standard">
      <style:text-properties officeooo:rsid="00154a9e" officeooo:paragraph-rsid="00154a9e"/>
    </style:style>
    <style:style style:name="P5" style:family="paragraph" style:parent-style-name="Standard">
      <style:text-properties officeooo:rsid="00179a7c" officeooo:paragraph-rsid="00179a7c"/>
    </style:style>
    <style:style style:name="P6" style:family="paragraph" style:parent-style-name="Standard">
      <style:text-properties fo:color="#000000" officeooo:rsid="00179a7c" officeooo:paragraph-rsid="00179a7c"/>
    </style:style>
    <style:style style:name="P7" style:family="paragraph" style:parent-style-name="Standard">
      <style:text-properties fo:color="#000000" officeooo:rsid="00179a7c" officeooo:paragraph-rsid="00179a7c" fo:background-color="#ffff00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officeooo:rsid="0016f506" officeooo:paragraph-rsid="0016f506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Monospace" fo:font-size="10pt" fo:font-weight="normal" style:font-size-asian="10pt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6f506" officeooo:paragraph-rsid="0016f506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rsid="0016f506" officeooo:paragraph-rsid="0016f506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rsid="00179a7c" officeooo:paragraph-rsid="00179a7c"/>
    </style:style>
    <style:style style:name="P15" style:family="paragraph" style:parent-style-name="Standard">
      <style:text-properties fo:color="#000000" officeooo:rsid="00179a7c" officeooo:paragraph-rsid="00179a7c" fo:background-color="#ffff00"/>
    </style:style>
    <style:style style:name="P16" style:family="paragraph" style:parent-style-name="Standard">
      <style:text-properties fo:color="#000000" officeooo:rsid="001b60fc" officeooo:paragraph-rsid="001b60fc" fo:background-color="#ffff00"/>
    </style:style>
    <style:style style:name="T1" style:family="text">
      <style:text-properties fo:color="#ff0000"/>
    </style:style>
    <style:style style:name="T2" style:family="text">
      <style:text-properties fo:color="#ff0000" officeooo:rsid="00154a9e"/>
    </style:style>
    <style:style style:name="T3" style:family="text">
      <style:text-properties fo:color="#ff0000" style:font-name="Monospace" fo:font-size="10pt" style:font-size-asian="10pt"/>
    </style:style>
    <style:style style:name="T4" style:family="text">
      <style:text-properties fo:color="#ff0000" style:font-name="Monospace" fo:font-size="10pt" officeooo:rsid="0016f506" style:font-size-asian="10pt"/>
    </style:style>
    <style:style style:name="T5" style:family="text">
      <style:text-properties fo:color="#ff0000" style:font-name="Monospace" fo:font-size="10pt" fo:font-style="italic" style:font-size-asian="10pt" style:font-style-asian="italic"/>
    </style:style>
    <style:style style:name="T6" style:family="text">
      <style:text-properties fo:color="#ff0000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officeooo:rsid="00179a7c"/>
    </style:style>
    <style:style style:name="T8" style:family="text">
      <style:text-properties officeooo:rsid="00192607"/>
    </style:style>
    <style:style style:name="T9" style:family="text">
      <style:text-properties officeooo:rsid="0019633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sp Comandos:</text:p>
      <text:p text:style-name="P5"/>
      <text:p text:style-name="P7">Post serve para alterar ou criar recursos, Get serve para acessar recursos <text:s/></text:p>
      <text:p text:style-name="P7"/>
      <text:p text:style-name="P16">Os JSP fazem parte da camada de view </text:p>
      <text:p text:style-name="P7"/>
      <text:p text:style-name="P6">se você colocar =<text:span text:style-name="T8">NomeVariavel</text:span>?valor no final de um link sera um forma get de passar informacão, <text:span text:style-name="T9">o “&amp;” é usado para separar variaveis, a partir da segunda variavel ele substitui a “?”</text:span></text:p>
      <text:p text:style-name="P2"/>
      <text:p text:style-name="Standard"><text:span text:style-name="T1">&lt;%@ taglib uri="http://java.sun.com/jsp/jstl/fmt" prefix="fmt" %&gt;</text:span> </text:p>
      <text:p text:style-name="Standard"/>
      <text:p text:style-name="Standard">posibilita o uso do fmt, o fmt é para formatacão</text:p>
      <text:p text:style-name="Standard"/>
      <text:p text:style-name="Standard"><text:span text:style-name="T1">&lt;%@ taglib uri="http://java.sun.com/jsp/jstl/core" prefix="c" %&gt;</text:span> </text:p>
      <text:p text:style-name="Standard"/>
      <text:p text:style-name="Standard">possibilita o uso do core, o core é mais para uso de codigos e essas coisas</text:p>
      <text:p text:style-name="Standard"/>
      <text:p text:style-name="Standard"><text:span text:style-name="T1">&lt;c:url value="/alteraEmpresa" var="linkServletNovaEmpresa"/&gt;</text:span> </text:p>
      <text:p text:style-name="Standard"/>
      <text:p text:style-name="P4">Cria uma variavel para organizar o codigo</text:p>
      <text:p text:style-name="P3">c:url -&gt; core, value -&gt; valor da variavel, var -&gt; nome da variavel. </text:p>
      <text:p text:style-name="Standard"/>
      <text:p text:style-name="Standard"><text:span text:style-name="T1">${</text:span><text:span text:style-name="T2">linkServletNovaEmpresa</text:span><text:span text:style-name="T1">}</text:span> </text:p>
      <text:p text:style-name="Standard"/>
      <text:p text:style-name="Standard">para usar variaveis tem que colocar o nome dela entre os {} não pode usar metodos <text:s/></text:p>
      <text:p text:style-name="Standard"/>
      <text:p text:style-name="Standard"><text:span text:style-name="T1">&lt;form action="${linkServletNovaEmpresa }" method="post"&gt;</text:span> </text:p>
      <text:p text:style-name="Standard"/>
      <text:p text:style-name="Standard">pelo que eu entendi é um formulario, assim que o botão do tipo submit for apertado vai acontecer a acão dentro de action="" pode ter varias "perguntas dentro de um formulario", e o metodo que vai ser usado nesse caso é o post mas poderia ser o get, e por padrão é o get</text:p>
      <text:p text:style-name="Standard"/>
      <text:p text:style-name="P1">&lt;input type="text" name="nome" value="${empresa.nome }" /&gt;</text:p>
      <text:p text:style-name="Standard"/>
      <text:p text:style-name="P4">De certa forma é um espaco para receber uma info do sistema. </text:p>
      <text:p text:style-name="Standard">um input funciona assim, type -&gt; tipo, ele pode ser senha, botão entre outros, name -&gt; é como se fosse o nome da variavel, -&gt; value -&gt; voce pode dar um valor inicial.</text:p>
      <text:p text:style-name="P9"/>
      <text:p text:style-name="P11"><text:span text:style-name="T3">&lt;a href=</text:span><text:span text:style-name="T5">"/gerenciador/mostraEmpresa?id=</text:span><text:span text:style-name="T3">$</text:span><text:span text:style-name="T4">10</text:span><text:span text:style-name="T5">"</text:span><text:span text:style-name="T3">&gt;</text:span><text:span text:style-name="T6">edita</text:span><text:span text:style-name="T3">&lt;/a&gt;</text:span></text:p>
      <text:p text:style-name="P10"/>
      <text:p text:style-name="P12">Cria um link para uma pagina </text:p>
      <text:p text:style-name="P12">href → <text:s/>endereco que vai ser redirecionado, depois do href é o nome para o link </text:p>
      <text:p text:style-name="P12"/>
      <text:p text:style-name="P8">&lt;c:if test=”${not empty empresa}”&gt; CONTEUDO &lt;/c:if&gt;</text:p>
      <text:p text:style-name="P8"/>
      <text:p text:style-name="P13">é o formato do if, dentro de test=” ” fica a condicão </text:p>
      <text:p text:style-name="P13"/>
      <text:p text:style-name="P8">&lt;c:forEach items =”${empresas}” <text:s/>var=”empresa”&gt; <text:span text:style-name="T7">CONTEUDO &lt;/c:forEach&gt; </text:span></text:p>
      <text:p text:style-name="P8"/>
      <text:p text:style-name="P14">formato do forEach, ele funciona assim para cada item dentro de “empresas” vai receber o nome de “empresa”, nesse caso “empresas” era uma lista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16:39:58.760378129</meta:creation-date>
    <dc:date>2022-01-15T23:31:37.338387937</dc:date>
    <meta:editing-duration>PT11M3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311" meta:character-count="1933" meta:non-whitespace-character-count="1628"/>
  </office:meta>
</office:document-meta>
</file>